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normal" officeooo:rsid="0019d511" officeooo:paragraph-rsid="0019d511" style:font-weight-asian="normal" style:font-weight-complex="normal"/>
    </style:style>
    <style:style style:name="P3" style:family="paragraph" style:parent-style-name="Standard">
      <style:text-properties fo:font-weight="normal" officeooo:rsid="001adc38" officeooo:paragraph-rsid="001adc38" style:font-weight-asian="normal" style:font-weight-complex="normal"/>
    </style:style>
    <style:style style:name="P4" style:family="paragraph" style:parent-style-name="Standard">
      <style:text-properties fo:font-weight="bold" style:font-weight-asian="bold" style:font-weight-complex="bold"/>
    </style:style>
    <style:style style:name="P5" style:family="paragraph" style:parent-style-name="Standard" style:master-page-name="Standard">
      <style:paragraph-properties style:page-number="auto"/>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officeooo:rsid="001adc3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Quali sono le possibili cause di un’eccezione?</text:span></text:p>
      <text:p text:style-name="Standard"><text:span text:style-name="T2">Le eccezioni sono degli errori che si presentano durante l’esecuzione di un programma, in C# le eccezioni sono classi che derivano da Exception.</text:span></text:p>
      <text:p text:style-name="Standard"><text:span text:style-name="T2">Abbiamo visto che ci possono essere diverse cause che provocano il sollevamento di una eccezione. Principalmente si dividono in cause che possono essere rimosse modificando in qualche modo la logica del programma e cause che non dipendono dal programmatore.</text:span></text:p>
      <text:p text:style-name="Standard"><text:span text:style-name="T2">Nel primo caso è possibile usare un tipo di programmazione difensiva piuttosto che sollevare un’eccezione. Ad esempio supponiamo di avere un programma che ci fa le divisioni chiedendo all’utente di inserire dividendo e divisore. Se non vengono fatti controlli sul divisore, è possibile che si produca l’errore della divisione per zero. In questo caso è possibile inserire qualche controllo sul divisore per evitare l’errore. </text:span></text:p>
      <text:p text:style-name="Standard"><text:span text:style-name="T2">Alle volte il programmatore non può direttamente risolvere l’errore cambiando il codice, ad esempio quando vengono usate risorse di memoria unmanaged è possibile che si generi qualche problema. Oppure nel momento in cui si provi a stabilire la connessione che un database si può incorrere in qualche errore, allora in tal caso è possibile sollevare una eccezione per evitare che il programma si arresti.</text:span></text:p>
      <text:p text:style-name="P1"/>
      <text:p text:style-name="Standard"><text:span text:style-name="T1">Descrivere il costrutto formale per la gestione di una eccezione fornendo un esempio.</text:span></text:p>
      <text:p text:style-name="Standard"><text:span text:style-name="T2">Il costrutto per generare una eccezione è il seguente:</text:span></text:p>
      <text:p text:style-name="Standard"><text:span text:style-name="T2">Try</text:span></text:p>
      <text:p text:style-name="Standard"><text:span text:style-name="T2">{</text:span></text:p>
      <text:p text:style-name="Standard"><text:span text:style-name="T3">In questo blocco ci vanno le istruzioni che potrebbero generare una eccezione</text:span></text:p>
      <text:p text:style-name="Standard"><text:span text:style-name="T2">}</text:span></text:p>
      <text:p text:style-name="Standard"><text:span text:style-name="T2">Catch(</text:span><text:span text:style-name="T3">nome dell’eccezione</text:span><text:span text:style-name="T2">)</text:span></text:p>
      <text:p text:style-name="Standard"><text:span text:style-name="T2">{</text:span></text:p>
      <text:p text:style-name="Standard"><text:span text:style-name="T3">Blocco di istruzioni che viene eseguito solo in caso di eccezione</text:span></text:p>
      <text:p text:style-name="Standard"><text:span text:style-name="T2">}</text:span></text:p>
      <text:p text:style-name="Standard"><text:span text:style-name="T2">Finally</text:span></text:p>
      <text:p text:style-name="Standard"><text:span text:style-name="T2">{</text:span></text:p>
      <text:p text:style-name="Standard"><text:span text:style-name="T3">Questo blocco di istruzioni non è necessario inserirlo. Nel caso in cui sia presente viene eseguito sia in caso di eccezione sia in caso di non eccezione.</text:span></text:p>
      <text:p text:style-name="Standard"><text:span text:style-name="T2">}</text:span></text:p>
      <text:p text:style-name="P1"/>
      <text:p text:style-name="P1"/>
      <text:p text:style-name="P1"/>
      <text:p text:style-name="P1"><text:soft-page-break/></text:p>
      <text:p text:style-name="P1"/>
      <text:p text:style-name="Standard"><text:span text:style-name="T2">Inoltre abbiamo visto che si possono creare eccezioni custom, ovvero specifiche per le esigenze del programmatore. Per fare ciò è sufficiente sfruttare il principio di ereditarietà della programmazione ad oggetti creando una classe figlia di Exception.</text:span></text:p>
      <text:p text:style-name="Standard"><text:span text:style-name="T2">Abbiamo visto anche che si possono inserire nel costrutto formale più catch in modo da poter catturare più tipi di eccezioni. L’unico accorgimento da adottare in questo caso è quello di ordinarle per generalità in modo che l’eccezione più specifica sia all’inizio e quella più generica sia messa alla fine. </text:span></text:p>
      <text:p text:style-name="Standard"><text:span text:style-name="T2">Esempio della divisione intera per zero gestito con il blocco try-catch:</text:span></text:p>
      <text:p text:style-name="Standard"><text:span text:style-name="T2">Console.Writeline(“Dividendo: “);</text:span></text:p>
      <text:p text:style-name="Standard"><text:span text:style-name="T2">Int Dividendo = Console.Readline();</text:span></text:p>
      <text:p text:style-name="Standard"><text:span text:style-name="T2">Console.Writeline(“Divisore: “);</text:span></text:p>
      <text:p text:style-name="Standard"><text:span text:style-name="T2">Int Divisore = Console.Readline();</text:span></text:p>
      <text:p text:style-name="P1"/>
      <text:p text:style-name="Standard"><text:span text:style-name="T2">Try{</text:span></text:p>
      <text:p text:style-name="Standard"><text:span text:style-name="T3">Int quoziente = dividendo / divisore;</text:span></text:p>
      <text:p text:style-name="Standard"><text:span text:style-name="T2">}</text:span></text:p>
      <text:p text:style-name="Standard"><text:span text:style-name="T2">Catch(D</text:span><text:span text:style-name="T3">ivideByZeroException </text:span><text:span text:style-name="T2">);</text:span></text:p>
      <text:p text:style-name="Standard"><text:span text:style-name="T2">{</text:span></text:p>
      <text:p text:style-name="Standard"><text:span text:style-name="T2">Console.Writeline(“Divisore nullo”);</text:span></text:p>
      <text:p text:style-name="Standard"><text:span text:style-name="T2">}</text:span></text:p>
      <text:p text:style-name="P1"/>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Standard"><text:span text:style-name="T1">Descrivere i ruoli che esistono all’interno di un progetto</text:span></text:p>
      <text:p text:style-name="Standard"><text:span text:style-name="T2">Nella realizzazione di un software entrano in gioco 6 figure che descrivo brevemente nel seguito.</text:span></text:p>
      <text:p text:style-name="Standard"><text:span text:style-name="T2">Prima di tutto c’è la figura che compra il prodotto e che si chiama appunto product owner. Non necessariamente questa figura sarà l’utilizzatore del software. Ad esempio il product owner potrebbe essere il proprietario di una ditta di spedizioni che compra un software gestionale per il magazzino. Chi utilizzerà il software saranno principalmente i dipendenti del magazzino.</text:span></text:p>
      <text:p text:style-name="Standard"><text:span text:style-name="T2">Dopodichè abbiamo la figura di business analyst che è la persona incaricata ad analizzare e capire le esigenze del cliente.</text:span></text:p>
      <text:p text:style-name="Standard"><text:span text:style-name="T2">Il Software Architect invece è la persona che si occupa della progettazione e del design del software basandosi sulle esigenze del cliente individuate nel punto precedente. </text:span></text:p>
      <text:p text:style-name="Standard"><text:span text:style-name="T2">Una volta completate le fasi precedenti, il progetto viene passato al team di sviluppatori che sono le figure atte alla scrittura del codice.</text:span></text:p>
      <text:p text:style-name="Standard"><text:span text:style-name="T2">Una volta scritto il codice eventualmente viene messo alla prova dal team di testing. La fase di testing è importante perché è utile trovare falle nel programma prima che sia consegnato al cliente. E’ importante anche che il team di testing sia diverso da chi ha pensato il codice in modo da poter attaccare il programma da più fronti sia per quanto riguarda il funzionamento che la sicurezza.</text:span></text:p>
      <text:p text:style-name="Standard"><text:span text:style-name="T2">Infine l’operation team è responsabile della configurazione e del mantenimento e dell’aggiornamento del software nell’infrastruttura del cliente.</text:span></text:p>
      <text:p text:style-name="P1"/>
      <text:p text:style-name="P4"/>
      <text:p text:style-name="Standard"><text:span text:style-name="T1">Descrivere la differenza tra class diagram e object diagram descrivendo gli elementi di cui</text:span></text:p>
      <text:p text:style-name="Standard"><text:span text:style-name="T1">possono essere composti </text:span></text:p>
      <text:p text:style-name="P2">Class Diagram e Object Diagram sono due dei tredici diagrammi dispobili in UML, entrambi sono diagrammi statici che descrivono lo stato del programma.</text:p>
      <text:p text:style-name="P2">Il Class Diagram contiene le classi che vengono utilizzate nel programma con i relativi membri (campi, attributi e metodi), il modo in cui sono collegate per ereditarietà e <text:span text:style-name="T4">le relazioni</text:span> che intercorrono tra le classi <text:span text:style-name="T4">che possono essere di associazione, aggregazione o composizione con le relative molteplicità.</text:span></text:p>
      <text:p text:style-name="P3">L’Object Diagram contiene esempi di istanze delle Classi definite nel Class Diagram. Anche in questo diagramma sono contenute le relazioni fra le classi.</text:p>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it" fo:country="IT"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it" fo:country="IT"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8-06T07:08:55.088224200</meta:creation-date>
    <dc:date>2021-08-06T11:38:29.989000000</dc:date>
    <meta:initial-creator>Roberta Beretta</meta:initial-creator>
    <meta:generator>Free_File_Viewers/6.2.3.2$Windows_x86 LibreOffice_project/</meta:generator>
    <meta:editing-duration>PT3M14S</meta:editing-duration>
    <meta:editing-cycles>1</meta:editing-cycles>
    <meta:document-statistic meta:table-count="0" meta:image-count="0" meta:object-count="0" meta:page-count="3" meta:paragraph-count="46" meta:word-count="747" meta:character-count="4860" meta:non-whitespace-character-count="415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